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7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051cm" fo:padding-right="0.051cm"/>
    </style:style>
    <style:style style:name="gr8" style:family="graphic" style:parent-style-name="objectwithoutfill">
      <style:graphic-properties svg:stroke-width="0.025cm" draw:marker-start-width="0.24cm" draw:marker-end="Arrow" draw:marker-end-width="0.113cm" draw:fill="none" draw:textarea-vertical-align="middle" fo:padding-top="-0.013cm" fo:padding-bottom="-0.013cm" fo:padding-left="0.237cm" fo:padding-right="0.237cm"/>
    </style:style>
    <style:style style:name="gr9" style:family="graphic" style:parent-style-name="standard">
      <style:graphic-properties draw:stroke="none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10" style:family="graphic" style:parent-style-name="standard">
      <style:graphic-properties draw:stroke="none" svg:stroke-width="0.025cm" svg:stroke-color="#000000" draw:marker-start-width="0.24cm" draw:marker-end-width="0.24cm" draw:fill="none" draw:fill-color="#ffffff" fo:min-height="0.512cm" fo:padding-top="0.076cm" fo:padding-bottom="0.012cm" fo:padding-left="0.102cm" fo:padding-right="0.051cm"/>
    </style:style>
    <style:style style:name="gr11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051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14" style:family="graphic" style:parent-style-name="objectwithoutfill">
      <style:graphic-properties draw:stroke="dash" draw:stroke-dash="Fine_20_Dashed" svg:stroke-width="0.025cm" svg:stroke-color="#ff3300" draw:marker-start="Arrow" draw:marker-start-width="0.102cm" draw:marker-end="Arrow" draw:marker-end-width="0.102cm" draw:fill="none" draw:textarea-vertical-align="middle" fo:padding-top="-0.013cm" fo:padding-bottom="-0.013cm" fo:padding-left="0.237cm" fo:padding-right="0.237cm"/>
    </style:style>
    <style:style style:name="gr15" style:family="graphic" style:parent-style-name="objectwithoutfill">
      <style:graphic-properties draw:stroke="dash" draw:stroke-dash="Fine_20_Dashed" svg:stroke-width="0.025cm" svg:stroke-color="#669933" draw:marker-start="Arrow" draw:marker-start-width="0.102cm" draw:marker-end="Arrow" draw:marker-end-width="0.102cm" draw:fill="none" draw:textarea-vertical-align="middle" fo:padding-top="-0.013cm" fo:padding-bottom="-0.013cm" fo:padding-left="0.237cm" fo:padding-right="0.237cm"/>
    </style:style>
    <style:style style:name="gr16" style:family="graphic" style:parent-style-name="objectwithoutfill">
      <style:graphic-properties draw:stroke="dash" draw:stroke-dash="Fine_20_Dashed" svg:stroke-width="0.025cm" svg:stroke-color="#729fcf" draw:marker-start="Arrow" draw:marker-start-width="0.102cm" draw:marker-end="Arrow" draw:marker-end-width="0.102cm" draw:fill="none" draw:textarea-vertical-align="middle" fo:padding-top="-0.013cm" fo:padding-bottom="-0.013cm" fo:padding-left="0.237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>
        <style:tab-stops>
          <style:tab-stop style:position="0.626cm"/>
        </style:tab-stops>
      </style:paragraph-properties>
    </style:style>
    <style:style style:name="P10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2.286cm" svg:height="0.509cm" svg:x="15.084cm" svg:y="2.878cm">
          <draw:text-box>
            <text:p><text:span text:style-name="T1">UIParam</text:span></text:p>
          </draw:text-box>
          <draw:glue-point draw:id="4" svg:x="-4.671cm" svg:y="0.392cm"/>
        </draw:frame>
        <draw:custom-shape draw:style-name="gr2" draw:text-style-name="P2" draw:layer="layout" svg:width="0.203cm" svg:height="0.203cm" draw:transform="rotate (-3.14159265358979) translate (17.285cm 3.2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xml:id="id9" draw:id="id9" draw:layer="layout" svg:width="2.159cm" svg:height="0.509cm" svg:x="15.084cm" svg:y="3.513cm">
          <draw:text-box>
            <text:p><text:span text:style-name="T1">UIParam</text:span></text:p>
          </draw:text-box>
          <draw:glue-point draw:id="4" svg:x="-4.659cm" svg:y="-0.058cm"/>
        </draw:frame>
        <draw:custom-shape draw:style-name="gr4" draw:text-style-name="P3" xml:id="id4" draw:id="id4" draw:layer="layout" svg:width="0.254cm" svg:height="0.508cm" svg:x="14.83cm" svg:y="3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635cm" svg:x="17.116cm" svg:y="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2" draw:id="id2" draw:layer="layout" svg:width="2.54cm" svg:height="0.635cm" svg:x="14.83cm" svg:y="2.116cm">
          <draw:text-box>
            <text:p><text:span text:style-name="T2">UINode</text:span></text:p>
          </draw:text-box>
          <draw:glue-point draw:id="4" svg:x="-4.574cm" svg:y="0.015cm"/>
        </draw:frame>
        <draw:custom-shape draw:style-name="gr4" draw:text-style-name="P3" xml:id="id3" draw:id="id3" draw:layer="layout" svg:width="0.254cm" svg:height="0.508cm" svg:x="14.83cm" svg:y="4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10" draw:id="id10" draw:layer="layout" svg:width="2.286cm" svg:height="0.509cm" svg:x="15.084cm" svg:y="4.147cm">
          <draw:text-box>
            <text:p><text:span text:style-name="T1">UIParam</text:span></text:p>
          </draw:text-box>
          <draw:glue-point draw:id="4" svg:x="-4.68cm" svg:y="-0.039cm"/>
        </draw:frame>
        <draw:frame draw:style-name="gr7" draw:text-style-name="P6" xml:id="id1" draw:id="id1" draw:layer="layout" svg:width="1.918cm" svg:height="0.509cm" svg:x="14.322cm" svg:y="5.163cm">
          <draw:text-box>
            <text:p text:style-name="P5"><text:span text:style-name="T1">UIEndpoint</text:span></text:p>
          </draw:text-box>
          <draw:glue-point draw:id="4" svg:x="-4.52cm" svg:y="-3.143cm"/>
        </draw:frame>
        <draw:connector draw:style-name="gr8" draw:text-style-name="P7" draw:layer="layout" draw:type="curve" svg:x1="16.24cm" svg:y1="5.417cm" svg:x2="17.37cm" svg:y2="2.433cm" draw:start-shape="id1" draw:start-glue-point="1" draw:end-shape="id2" draw:end-glue-point="1" svg:d="M16240 5417c2464 0 1899-2984 1130-2984" svg:viewBox="0 0 1788 2985">
          <text:p/>
        </draw:connector>
        <draw:connector draw:style-name="gr8" draw:text-style-name="P7" draw:layer="layout" draw:type="curve" draw:line-skew="0.116cm" svg:x1="14.443cm" svg:y1="5.417cm" svg:x2="14.83cm" svg:y2="4.402cm" draw:start-shape="id1" draw:start-glue-point="3" draw:end-shape="id3" draw:end-glue-point="3" svg:d="M14443 5417c-439 0-633-1015 387-1015" svg:viewBox="0 0 744 1016">
          <text:p/>
        </draw:connector>
        <draw:connector draw:style-name="gr8" draw:text-style-name="P7" draw:layer="layout" draw:type="curve" svg:x1="14.453cm" svg:y1="5.417cm" svg:x2="14.83cm" svg:y2="3.767cm" draw:start-shape="id1" draw:start-glue-point="3" draw:end-shape="id4" draw:end-glue-point="3" svg:d="M14453 5417c-555 0-744-1650 377-1650" svg:viewBox="0 0 820 1651">
          <text:p/>
        </draw:connector>
        <draw:frame draw:style-name="gr9" draw:text-style-name="P8" draw:layer="layout" svg:width="2.54cm" svg:height="0.635cm" svg:x="14.83cm" svg:y="1.127cm">
          <draw:text-box>
            <text:p text:style-name="P5"><text:span text:style-name="T3">GUI</text:span></text:p>
          </draw:text-box>
        </draw:frame>
        <draw:frame draw:style-name="gr9" draw:text-style-name="P8" draw:layer="layout" svg:width="2.54cm" svg:height="0.635cm" svg:x="9.578cm" svg:y="1.127cm">
          <draw:text-box>
            <text:p text:style-name="P5"><text:span text:style-name="T3">Logic</text:span></text:p>
          </draw:text-box>
        </draw:frame>
        <draw:frame draw:style-name="gr10" draw:text-style-name="P4" xml:id="id7" draw:id="id7" draw:layer="layout" svg:width="1.328cm" svg:height="0.635cm" svg:x="9.705cm" svg:y="2.143cm">
          <draw:text-box>
            <text:p><text:span text:style-name="T2">Node</text:span></text:p>
          </draw:text-box>
          <draw:glue-point draw:id="4" svg:x="-3.606cm" svg:y="5.007cm"/>
        </draw:frame>
        <draw:frame draw:style-name="gr11" draw:text-style-name="P1" xml:id="id5" draw:id="id5" draw:layer="layout" svg:width="1.944cm" svg:height="0.543cm" svg:x="10.105cm" svg:y="2.716cm">
          <draw:text-box>
            <text:p><text:span text:style-name="T1">Parameter*</text:span></text:p>
            <text:p text:style-name="P9"><text:span text:style-name="T1"/></text:p>
          </draw:text-box>
          <draw:glue-point draw:id="4" svg:x="-3.643cm" svg:y="5.009cm"/>
        </draw:frame>
        <draw:frame draw:style-name="gr11" draw:text-style-name="P1" xml:id="id11" draw:id="id11" draw:layer="layout" svg:width="1.563cm" svg:height="0.543cm" svg:x="10.105cm" svg:y="3.794cm">
          <draw:text-box>
            <text:p><text:span text:style-name="T1">Endpoint</text:span></text:p>
          </draw:text-box>
        </draw:frame>
        <draw:frame draw:style-name="gr11" draw:text-style-name="P1" xml:id="id6" draw:id="id6" draw:layer="layout" svg:width="1.798cm" svg:height="0.543cm" svg:x="10.505cm" svg:y="3.265cm">
          <draw:text-box>
            <text:p><text:span text:style-name="T1">(Endpoint)</text:span></text:p>
          </draw:text-box>
        </draw:frame>
        <draw:connector draw:style-name="gr12" draw:text-style-name="P5" draw:layer="layout" svg:x1="10.369cm" svg:y1="3.258cm" svg:x2="10.505cm" svg:y2="3.536cm" draw:start-shape="id5" draw:start-glue-point="4" draw:end-shape="id6" draw:end-glue-point="3" svg:d="M10369 3258v278h136" svg:viewBox="0 0 137 279">
          <text:p/>
        </draw:connector>
        <draw:custom-shape draw:style-name="gr13" draw:text-style-name="P10" draw:layer="layout" svg:width="2.54cm" svg:height="2.667cm" svg:x="14.83cm" svg:y="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" svg:x1="11.033cm" svg:y1="2.46cm" svg:x2="14.939cm" svg:y2="2.433cm" draw:start-shape="id7" draw:start-glue-point="1" draw:end-shape="id2" draw:end-glue-point="4" svg:d="M11033 2460l3906-27" svg:viewBox="0 0 3907 28">
          <text:p/>
        </draw:connector>
        <draw:connector draw:style-name="gr15" draw:text-style-name="P7" draw:layer="layout" draw:type="line" svg:x1="12.049cm" svg:y1="2.987cm" svg:x2="15.16cm" svg:y2="3.151cm" draw:start-shape="id5" draw:start-glue-point="1" draw:end-shape="id8" draw:end-glue-point="4" svg:d="M12049 2987l3111 164" svg:viewBox="0 0 3112 165">
          <text:p/>
        </draw:connector>
        <draw:connector draw:style-name="gr15" draw:text-style-name="P7" draw:layer="layout" draw:type="line" svg:x1="12.049cm" svg:y1="2.987cm" svg:x2="15.158cm" svg:y2="3.765cm" draw:start-shape="id5" draw:start-glue-point="1" draw:end-shape="id9" draw:end-glue-point="4" svg:d="M12049 2987l3109 778" svg:viewBox="0 0 3110 779">
          <text:p/>
        </draw:connector>
        <draw:connector draw:style-name="gr15" draw:text-style-name="P7" draw:layer="layout" draw:type="line" svg:x1="12.049cm" svg:y1="2.987cm" svg:x2="15.158cm" svg:y2="4.4cm" draw:start-shape="id5" draw:start-glue-point="1" draw:end-shape="id10" draw:end-glue-point="4" svg:d="M12049 2987l3109 1413" svg:viewBox="0 0 3110 1414">
          <text:p/>
        </draw:connector>
        <draw:connector draw:style-name="gr16" draw:text-style-name="P7" draw:layer="layout" draw:type="line" svg:x1="12.303cm" svg:y1="3.536cm" svg:x2="14.415cm" svg:y2="5.258cm" draw:start-shape="id6" draw:start-glue-point="1" draw:end-shape="id1" draw:end-glue-point="4" svg:d="M12303 3536l2112 1722" svg:viewBox="0 0 2113 1723">
          <text:p/>
        </draw:connector>
        <draw:connector draw:style-name="gr16" draw:text-style-name="P7" draw:layer="layout" draw:type="line" svg:x1="11.668cm" svg:y1="4.065cm" svg:x2="14.415cm" svg:y2="5.258cm" draw:start-shape="id11" draw:start-glue-point="1" draw:end-shape="id1" draw:end-glue-point="4" svg:d="M11668 4065l2747 1193" svg:viewBox="0 0 2748 1194">
          <text:p/>
        </draw:connector>
        <draw:connector draw:style-name="gr12" draw:text-style-name="P5" draw:layer="layout" draw:line-skew="0.525cm" svg:x1="9.891cm" svg:y1="2.987cm" svg:x2="10.105cm" svg:y2="4.065cm" draw:start-shape="id12" draw:start-glue-point="0" draw:end-shape="id11" draw:end-glue-point="3" svg:d="M9891 2987h-1v1078h215" svg:viewBox="0 0 216 1079">
          <text:p/>
        </draw:connector>
        <draw:connector draw:style-name="gr12" draw:text-style-name="P5" xml:id="id12" draw:id="id12" draw:layer="layout" svg:x1="9.891cm" svg:y1="2.777cm" svg:x2="10.105cm" svg:y2="2.987cm" draw:start-shape="id7" draw:start-glue-point="4" draw:end-shape="id5" draw:end-glue-point="3" svg:d="M9891 2777v210h214" svg:viewBox="0 0 215 2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9T22:32:10.485627907</dc:date>
    <meta:editing-duration>PT9H7M2S</meta:editing-duration>
    <meta:editing-cycles>34</meta:editing-cycles>
    <meta:generator>LibreOffice/4.4.1.2$Linux_X86_64 LibreOffice_project/40m0$Build-2</meta:generator>
    <meta:document-statistic meta:object-count="28"/>
  </office:meta>
</office:document-meta>
</file>